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f5ec8"/>
    </style:style>
    <style:style style:name="P2" style:family="paragraph" style:parent-style-name="Standard">
      <style:text-properties officeooo:rsid="000f5ec8" officeooo:paragraph-rsid="000f5ec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st servo with sample script</text:p>
      <text:p text:style-name="P2">use servo_control script to control two servos with d_pads</text:p>
      <text:p text:style-name="P2"/>
      <text:p text:style-name="P2">test the webcam functionality for tensor flow</text:p>
      <text:p text:style-name="P2">calibrate the webcam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Calibri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muel Engel</meta:initial-creator>
    <meta:creation-date>2019-02-27T22:09:36.280848924</meta:creation-date>
    <dc:date>2019-02-27T22:11:19.546174284</dc:date>
    <dc:creator>Samuel Engel</dc:creator>
    <meta:editing-duration>PT1M44S</meta:editing-duration>
    <meta:editing-cycles>1</meta:editing-cycles>
    <meta:document-statistic meta:table-count="0" meta:image-count="0" meta:object-count="0" meta:page-count="1" meta:paragraph-count="4" meta:word-count="24" meta:character-count="152" meta:non-whitespace-character-count="132"/>
    <meta:generator>LibreOffice/6.1.2.1$MacOSX_X86_64 LibreOffice_project/65905a128db06ba48db947242809d14d3f9a93fe</meta:generator>
  </office:meta>
</office:document-meta>
</file>